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7f972" officeooo:paragraph-rsid="0047f972" style:text-blinking="false" fo:background-color="transparent" style:font-size-asian="10pt" style:font-size-complex="10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7f972" officeooo:paragraph-rsid="005bd862" style:text-blinking="false" fo:background-color="transparent" style:font-size-asian="10pt" style:font-size-complex="10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9da02" officeooo:paragraph-rsid="0018a54d" style:text-blinking="false" fo:background-color="transparen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c5b34" officeooo:paragraph-rsid="005c5b34" style:text-blinking="false" fo:background-color="transparen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c5b34" officeooo:paragraph-rsid="005eefb8" style:text-blinking="false" fo:background-color="transparen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1ece3" officeooo:paragraph-rsid="005296d7" style:text-blinking="false" fo:background-color="transparen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eefb8" officeooo:paragraph-rsid="005eefb8" style:text-blinking="false" fo:background-color="transparent" style:font-size-asian="10pt" style:font-size-complex="10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18a54d" style:text-blinking="false" fo:background-color="transparent" style:font-size-asian="10pt" style:font-size-complex="10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1debb" style:text-blinking="false" fo:background-color="transparent" style:font-size-asian="10pt" style:font-size-complex="10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a6c18" style:text-blinking="false" fo:background-color="transparent" style:font-size-asian="10pt" style:font-size-complex="10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6c6cde" style:text-blinking="false" fo:background-color="transparent" style:font-size-asian="10pt" style:font-size-complex="10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486c56" style:text-blinking="false" fo:background-color="transparent" style:font-size-asian="10pt" style:font-size-complex="10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61492d" style:text-blinking="false" fo:background-color="transparent" style:font-size-asian="10pt" style:font-size-complex="10pt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86c56" officeooo:paragraph-rsid="0053ea52" style:text-blinking="false" fo:background-color="transparen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1debb" officeooo:paragraph-rsid="0021debb" style:text-blinking="false" fo:background-color="transparen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1debb" officeooo:paragraph-rsid="0054113a" style:text-blinking="false" fo:background-color="transparent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24db83" style:text-blinking="false" fo:background-color="transparent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3ea52" style:text-blinking="false" fo:background-color="transparen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4113a" style:text-blinking="false" fo:background-color="transparent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3ea52" officeooo:paragraph-rsid="0053ea52" style:text-blinking="false" fo:background-color="transparent" style:font-size-asian="10pt" style:font-size-complex="10pt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5e059" officeooo:paragraph-rsid="0025e059" style:text-blinking="false" fo:background-color="transparent" style:font-size-asian="10pt" style:font-size-complex="10pt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b31af" officeooo:paragraph-rsid="004b31af" style:text-blinking="false" fo:background-color="transparent" style:font-size-asian="10pt" style:font-size-complex="10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b31af" officeooo:paragraph-rsid="0061492d" style:text-blinking="false" fo:background-color="transparent" style:font-size-asian="10pt" style:font-size-complex="10pt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size-complex="10pt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4f471f" style:text-blinking="false" fo:background-color="transparent" style:font-size-asian="10pt" style:font-size-complex="10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2703f" style:text-blinking="false" fo:background-color="transparent" style:font-size-asian="10pt" style:font-size-complex="10pt"/>
    </style:style>
    <style:style style:name="P2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af651" style:text-blinking="false" fo:background-color="transparent" style:font-size-asian="10pt" style:font-size-complex="10pt"/>
    </style:style>
    <style:style style:name="P2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40b21" style:text-blinking="false" fo:background-color="transparent" style:font-size-asian="10pt" style:font-size-complex="10pt"/>
    </style:style>
    <style:style style:name="P2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a4d0f" style:text-blinking="false" fo:background-color="transparent" style:font-size-asian="10pt" style:font-size-complex="10pt"/>
    </style:style>
    <style:style style:name="P3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c6cde" style:text-blinking="false" fo:background-color="transparent" style:font-size-asian="10pt" style:font-size-complex="10pt"/>
    </style:style>
    <style:style style:name="P3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9c798" officeooo:paragraph-rsid="0069c798" style:text-blinking="false" fo:background-color="transparent" style:font-size-asian="10pt" style:font-size-complex="10pt"/>
    </style:style>
    <style:style style:name="P3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af651" officeooo:paragraph-rsid="006af651" style:text-blinking="false" fo:background-color="transparent" style:font-size-asian="10pt" style:font-size-complex="10pt"/>
    </style:style>
    <style:style style:name="P3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c6cde" officeooo:paragraph-rsid="006c6cde" style:text-blinking="false" fo:background-color="transparent" style:font-size-asian="10pt" style:font-size-complex="10pt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0c7f8" style:text-blinking="false" fo:background-color="transparent" style:font-size-asian="10pt" style:font-size-complex="10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2703f" style:text-blinking="false" fo:background-color="transparent" style:font-size-asian="10pt" style:font-size-complex="10pt"/>
    </style:style>
    <style:style style:name="P3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72574" style:text-blinking="false" fo:background-color="transparent" style:font-size-asian="10pt" style:font-size-complex="10pt"/>
    </style:style>
    <style:style style:name="P3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5c47e" style:text-blinking="false" fo:background-color="transparent" style:font-size-asian="10pt" style:font-size-complex="10pt"/>
    </style:style>
    <style:style style:name="P3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3ff77" style:text-blinking="false" fo:background-color="transparent" style:font-size-asian="10pt" style:font-size-complex="10pt"/>
    </style:style>
    <style:style style:name="P3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5f2ec" style:text-blinking="false" fo:background-color="transparent" style:font-size-asian="10pt" style:font-size-complex="10pt"/>
    </style:style>
    <style:style style:name="P4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ab290" style:text-blinking="false" fo:background-color="transparent" style:font-size-asian="10pt" style:font-size-complex="10pt"/>
    </style:style>
    <style:style style:name="P4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40b21" style:text-blinking="false" fo:background-color="transparent" style:font-size-asian="10pt" style:font-size-complex="10pt"/>
    </style:style>
    <style:style style:name="P4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6731fd" style:text-blinking="false" fo:background-color="transparent" style:font-size-asian="10pt" style:font-size-complex="10pt"/>
    </style:style>
    <style:style style:name="P4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8b77c" style:text-blinking="false" fo:background-color="transparent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9da02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d80e2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1ece3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eefb8" officeooo:paragraph-rsid="005eefb8" style:text-blinking="false" fo:background-color="transparent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b40bc" officeooo:paragraph-rsid="001b40bc" style:text-blinking="false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04454" officeooo:paragraph-rsid="00204454" style:text-blinking="false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04454" officeooo:paragraph-rsid="0021debb" style:text-blinking="false" fo:background-color="transparent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4db83" officeooo:paragraph-rsid="0054113a" style:text-blinking="false" fo:background-color="transparent" style:font-size-asian="10pt" style:font-weight-asian="bold" style:font-size-complex="10pt" style:font-weight-complex="bold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2a6c18" style:text-blinking="false" fo:background-color="transparent" style:font-size-asian="10pt" style:font-weight-asian="bold" style:font-size-complex="10pt" style:font-weight-complex="bold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2a6c18" officeooo:paragraph-rsid="002a6c18" style:text-blinking="false" fo:background-color="transparent" style:font-size-asian="10pt" style:font-weight-asian="bold" style:font-size-complex="10pt" style:font-weight-complex="bold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7f972" officeooo:paragraph-rsid="0047f972" style:text-blinking="false" fo:background-color="transparent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19da02" style:text-blinking="false" fo:background-color="transparent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204454" style:text-blinking="false" fo:background-color="transparent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2a6c18" style:text-blinking="false" fo:background-color="transparent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b40bc" officeooo:paragraph-rsid="001b40bc" style:text-blinking="false" fo:background-color="transparent" style:font-size-asian="10pt" style:font-weight-asian="bold" style:font-size-complex="10pt" style:font-weight-complex="bold"/>
    </style:style>
    <style:style style:name="P6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86c56" officeooo:paragraph-rsid="00486c56" style:text-blinking="false" fo:background-color="transparent" style:font-size-asian="10pt" style:font-weight-asian="bold" style:font-size-complex="10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25e059" officeooo:paragraph-rsid="0025e059" style:text-blinking="false" fo:background-color="transparent" style:font-size-asian="10pt" style:font-weight-asian="bold" style:font-size-complex="10pt" style:font-weight-complex="bold"/>
    </style:style>
    <style:style style:name="P6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b31af" officeooo:paragraph-rsid="004b31af" style:text-blinking="false" fo:background-color="transparent" style:font-size-asian="10pt" style:font-weight-asian="bold" style:font-size-complex="10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2a6c18" officeooo:paragraph-rsid="002a6c18" style:text-blinking="false" fo:background-color="transparent" style:font-size-asian="10pt" style:font-weight-asian="bold" style:font-size-complex="10pt" style:font-weight-complex="bold"/>
    </style:style>
    <style:style style:name="P6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4f471f" officeooo:paragraph-rsid="004f471f" style:text-blinking="false" fo:background-color="transparent" style:font-size-asian="10pt" style:font-weight-asian="bold" style:font-size-complex="10pt" style:font-weight-complex="bold"/>
    </style:style>
    <style:style style:name="P6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0c7f8" style:text-blinking="false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5c47e" style:text-blinking="false" fo:background-color="transparent" style:font-size-asian="10pt" style:font-weight-asian="bold" style:font-size-complex="10pt" style:font-weight-complex="bold"/>
    </style:style>
    <style:style style:name="P6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50c7f8" officeooo:paragraph-rsid="0055f2ec" style:text-blinking="false" fo:background-color="transparent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Courier 10 Pitch" fo:font-size="10pt" officeooo:rsid="0055c47e" officeooo:paragraph-rsid="0055c47e" style:font-size-asian="10pt" style:font-size-complex="10pt"/>
    </style:style>
    <style:style style:name="P6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a4d0f" officeooo:paragraph-rsid="006a4d0f" style:text-blinking="false" fo:background-color="transparent" style:font-size-asian="10pt" style:font-size-complex="10pt"/>
    </style:style>
    <style:style style:name="P7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af651" officeooo:paragraph-rsid="006a4d0f" style:text-blinking="false" fo:background-color="transparent" style:font-size-asian="10pt" style:font-size-complex="10pt"/>
    </style:style>
    <style:style style:name="P7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af651" officeooo:paragraph-rsid="007573dd" style:text-blinking="false" fo:background-color="transparent" style:font-size-asian="10pt" style:font-size-complex="10pt"/>
    </style:style>
    <style:style style:name="P7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2e609" officeooo:paragraph-rsid="00750fe4" style:text-blinking="false" fo:background-color="transparent" style:font-size-asian="10pt" style:font-size-complex="10pt"/>
    </style:style>
    <style:style style:name="P7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69c798" officeooo:paragraph-rsid="0069c798" style:text-blinking="false" fo:background-color="transparent" style:font-size-asian="10pt" style:font-size-complex="10pt"/>
    </style:style>
    <style:style style:name="P7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4f471f" style:text-blinking="false" fo:background-color="transparent" style:font-size-asian="10pt" style:font-size-complex="10pt"/>
    </style:style>
    <style:style style:name="P7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6c6cde" style:text-blinking="false" fo:background-color="transparent" style:font-size-asian="10pt" style:font-size-complex="10pt"/>
    </style:style>
    <style:style style:name="P7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4f471f" officeooo:paragraph-rsid="00750fe4" style:text-blinking="false" fo:background-color="transparent" style:font-size-asian="10pt" style:font-size-complex="10pt"/>
    </style:style>
    <style:style style:name="P7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750fe4" style:text-blinking="false" fo:background-color="transparent" style:font-size-asian="10pt" style:font-size-complex="10pt"/>
    </style:style>
    <style:style style:name="P78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a54d" officeooo:paragraph-rsid="0018a54d" style:text-blinking="false" fo:background-color="transparent" style:font-size-asian="10pt" style:font-size-complex="10pt"/>
    </style:style>
    <style:style style:name="P79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50fe4" officeooo:paragraph-rsid="00750fe4" style:text-blinking="false" fo:background-color="transparent" style:font-size-asian="10pt" style:font-size-complex="10pt"/>
    </style:style>
    <style:style style:name="P80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856a3" officeooo:paragraph-rsid="0050c7f8" style:text-blinking="false" fo:background-color="transparent" style:font-size-asian="10pt" style:font-size-complex="10pt"/>
    </style:style>
    <style:style style:name="P81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856a3" officeooo:paragraph-rsid="007856a3" style:text-blinking="false" fo:background-color="transparent" style:font-size-asian="10pt" style:font-size-complex="10pt"/>
    </style:style>
    <style:style style:name="P82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856a3" officeooo:paragraph-rsid="007baa7e" style:text-blinking="false" fo:background-color="transparent" style:font-size-asian="10pt" style:font-size-complex="10pt"/>
    </style:style>
    <style:style style:name="P83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7927df" style:text-blinking="false" fo:background-color="transparent" style:font-size-asian="10pt" style:font-size-complex="10pt"/>
    </style:style>
    <style:style style:name="P84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0c7f8" style:text-blinking="false" fo:background-color="transparent" style:font-size-asian="10pt" style:font-size-complex="10pt"/>
    </style:style>
    <style:style style:name="P85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50c7f8" officeooo:paragraph-rsid="0055f2ec" style:text-blinking="false" fo:background-color="transparent" style:font-size-asian="10pt" style:font-size-complex="10pt"/>
    </style:style>
    <style:style style:name="P86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baa7e" officeooo:paragraph-rsid="007baa7e" style:text-blinking="false" fo:background-color="transparent" style:font-size-asian="10pt" style:font-size-complex="10pt"/>
    </style:style>
    <style:style style:name="P87" style:family="paragraph" style:parent-style-name="Standard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dbf7d" officeooo:paragraph-rsid="007dbf7d" style:text-blinking="false" fo:background-color="transparent" style:font-size-asian="10pt" style:font-size-complex="10pt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7dbf7d" officeooo:paragraph-rsid="007dbf7d" style:text-blinking="false" fo:background-color="transparent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9da02" officeooo:paragraph-rsid="007dbf7d" style:text-blinking="false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bold" officeooo:rsid="001b40bc" officeooo:paragraph-rsid="007dbf7d" style:text-blinking="false" fo:background-color="transparent" style:font-size-asian="10pt" style:font-weight-asian="bold" style:font-size-complex="10pt" style:font-weight-complex="bold"/>
    </style:style>
    <style:style style:name="T1" style:family="text">
      <style:text-properties officeooo:rsid="0021debb"/>
    </style:style>
    <style:style style:name="T2" style:family="text">
      <style:text-properties officeooo:rsid="0024db83"/>
    </style:style>
    <style:style style:name="T3" style:family="text">
      <style:text-properties officeooo:rsid="002a6c18"/>
    </style:style>
    <style:style style:name="T4" style:family="text">
      <style:text-properties officeooo:rsid="004d2b11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0c7f8" style:text-blinking="false" fo:background-color="transparent" loext:char-shading-value="0"/>
    </style:style>
    <style:style style:name="T7" style:family="text">
      <style:text-properties officeooo:rsid="0051ece3"/>
    </style:style>
    <style:style style:name="T8" style:family="text">
      <style:text-properties fo:font-style="italic" officeooo:rsid="0054113a" style:font-style-asian="italic" style:font-style-complex="italic"/>
    </style:style>
    <style:style style:name="T9" style:family="text">
      <style:text-properties officeooo:rsid="0054113a" style:font-style-asian="normal" style:font-style-complex="normal"/>
    </style:style>
    <style:style style:name="T10" style:family="text">
      <style:text-properties officeooo:rsid="0053ea52"/>
    </style:style>
    <style:style style:name="T11" style:family="text">
      <style:text-properties officeooo:rsid="0054113a"/>
    </style:style>
    <style:style style:name="T12" style:family="text">
      <style:text-properties officeooo:rsid="0058b77c"/>
    </style:style>
    <style:style style:name="T13" style:family="text">
      <style:text-properties officeooo:rsid="005ab290"/>
    </style:style>
    <style:style style:name="T14" style:family="text">
      <style:text-properties officeooo:rsid="005b5516"/>
    </style:style>
    <style:style style:name="T15" style:family="text">
      <style:text-properties officeooo:rsid="005bd862"/>
    </style:style>
    <style:style style:name="T16" style:family="text">
      <style:text-properties officeooo:rsid="005d80e2"/>
    </style:style>
    <style:style style:name="T17" style:family="text">
      <style:text-properties officeooo:rsid="005eefb8"/>
    </style:style>
    <style:style style:name="T18" style:family="text">
      <style:text-properties officeooo:rsid="005f5ef2"/>
    </style:style>
    <style:style style:name="T19" style:family="text">
      <style:text-properties officeooo:rsid="0061492d"/>
    </style:style>
    <style:style style:name="T20" style:family="text">
      <style:text-properties officeooo:rsid="0062703f"/>
    </style:style>
    <style:style style:name="T21" style:family="text">
      <style:text-properties officeooo:rsid="0063ff77"/>
    </style:style>
    <style:style style:name="T22" style:family="text">
      <style:text-properties officeooo:rsid="00640b21"/>
    </style:style>
    <style:style style:name="T23" style:family="text">
      <style:text-properties officeooo:rsid="006550f4"/>
    </style:style>
    <style:style style:name="T24" style:family="text">
      <style:text-properties officeooo:rsid="00672574"/>
    </style:style>
    <style:style style:name="T25" style:family="text">
      <style:text-properties officeooo:rsid="0069c798"/>
    </style:style>
    <style:style style:name="T26" style:family="text">
      <style:text-properties officeooo:rsid="006a4d0f"/>
    </style:style>
    <style:style style:name="T27" style:family="text">
      <style:text-properties officeooo:rsid="004f471f"/>
    </style:style>
    <style:style style:name="T28" style:family="text">
      <style:text-properties officeooo:rsid="006af651"/>
    </style:style>
    <style:style style:name="T29" style:family="text">
      <style:text-properties officeooo:rsid="006c6cde"/>
    </style:style>
    <style:style style:name="T30" style:family="text">
      <style:text-properties officeooo:rsid="0072e609"/>
    </style:style>
    <style:style style:name="T31" style:family="text">
      <style:text-properties officeooo:rsid="0073291a"/>
    </style:style>
    <style:style style:name="T32" style:family="text">
      <style:text-properties officeooo:rsid="00750fe4"/>
    </style:style>
    <style:style style:name="T33" style:family="text">
      <style:text-properties officeooo:rsid="005d80e2" style:font-weight-asian="normal" style:font-weight-complex="normal"/>
    </style:style>
    <style:style style:name="T34" style:family="text">
      <style:text-properties officeooo:rsid="007573dd" style:font-weight-asian="normal" style:font-weight-complex="normal"/>
    </style:style>
    <style:style style:name="T35" style:family="text">
      <style:text-properties officeooo:rsid="0077c373"/>
    </style:style>
    <style:style style:name="T36" style:family="text">
      <style:text-properties officeooo:rsid="007856a3"/>
    </style:style>
    <style:style style:name="T37" style:family="text">
      <style:text-properties officeooo:rsid="007927df"/>
    </style:style>
    <style:style style:name="T38" style:family="text">
      <style:text-properties officeooo:rsid="007aea1d"/>
    </style:style>
    <style:style style:name="T39" style:family="text">
      <style:text-properties officeooo:rsid="007baa7e"/>
    </style:style>
    <style:style style:name="T40" style:family="text">
      <style:text-properties officeooo:rsid="0050c7f8"/>
    </style:style>
    <style:style style:name="T41" style:family="text">
      <style:text-properties officeooo:rsid="007ca8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Criar e coletar um vetor [50] inteiro. Calcular e exibir:</text:p>
      <text:p text:style-name="P1">a. A média dos valores entre 10 e 200;</text:p>
      <text:p text:style-name="P1">b. A soma dos números ímpares.</text:p>
      <text:p text:style-name="P1"/>
      <text:p text:style-name="P55">Pseudo-Código</text:p>
      <text:p text:style-name="P55"/>
      <text:p text:style-name="P1">Algoritmo: Vetor01</text:p>
      <text:p text:style-name="P1">inicio</text:p>
      <text:p text:style-name="P2"><text:tab/>vtr = <text:s/>vetor [50] <text:span text:style-name="T15">de </text:span>inteiros;</text:p>
      <text:p text:style-name="P1"><text:tab/>inteiro: i,<text:span text:style-name="T15">s</text:span>;</text:p>
      <text:p text:style-name="P1"><text:tab/>real: md;</text:p>
      <text:p text:style-name="P2"><text:tab/></text:p>
      <text:p text:style-name="P2"><text:tab/>s <text:span text:style-name="T10">=</text:span> 0;</text:p>
      <text:p text:style-name="P1"><text:s/><text:tab/>md <text:span text:style-name="T10">=</text:span> 0;</text:p>
      <text:p text:style-name="P1"/>
      <text:p text:style-name="P1"><text:tab/>para(i=1;i&lt;=50;i++)faça</text:p>
      <text:p text:style-name="P1"><text:s/><text:tab/><text:tab/>leia: vtr[i];</text:p>
      <text:p text:style-name="P1"><text:tab/><text:tab/>se(vtr[i] &gt;= 10 e vtr[i] &lt;= 200)</text:p>
      <text:p text:style-name="P1"><text:tab/><text:tab/>então</text:p>
      <text:p text:style-name="P1"><text:tab/><text:tab/><text:tab/>s <text:span text:style-name="T10">=</text:span> s + vtr[i];</text:p>
      <text:p text:style-name="P1"><text:tab/><text:tab/><text:tab/>md += 1;</text:p>
      <text:p text:style-name="P1"><text:tab/><text:tab/>fimse;</text:p>
      <text:p text:style-name="P1"><text:tab/>fimpara;</text:p>
      <text:p text:style-name="P1"><text:tab/></text:p>
      <text:p text:style-name="P1"><text:tab/>md <text:span text:style-name="T10">=</text:span> s / md;</text:p>
      <text:p text:style-name="P1"><text:tab/>escreva: md;</text:p>
      <text:p text:style-name="P1"><text:tab/>s <text:span text:style-name="T10">=</text:span> 0;</text:p>
      <text:p text:style-name="P1"><text:tab/> <text:s text:c="3"/></text:p>
      <text:p text:style-name="P1"><text:tab/>para(i=1;i&lt;=50;i++)faça</text:p>
      <text:p text:style-name="P1"><text:tab/><text:tab/>se(vtr[i] % 2 &lt;&gt; 0)</text:p>
      <text:p text:style-name="P1"><text:tab/><text:tab/>então</text:p>
      <text:p text:style-name="P1"><text:tab/><text:tab/><text:tab/>s <text:span text:style-name="T10">=</text:span> s + vtr[i];</text:p>
      <text:p text:style-name="P1"><text:tab/><text:tab/>fimse;</text:p>
      <text:p text:style-name="P1"><text:tab/>fimpara;</text:p>
      <text:p text:style-name="P1"><text:tab/>escreva: s;</text:p>
      <text:p text:style-name="P1">fim</text:p>
      <text:p text:style-name="P3"/>
      <text:p text:style-name="P3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Teste de mesa</text:p>
      <text:p text:style-name="P56"/>
      <text:p text:style-name="P44">//<text:span text:style-name="T16">Coleta valores no vetor “vrt[]”, soma valores entre 10 e 200 aloca o valor na variavel “s” e registra a incidencia de numeros entre 10 e 200 na variavel “md”, para calcular a media.</text:span></text:p>
      <text:p text:style-name="P45"><text:s text:c="2"/></text:p>
      <text:p text:style-name="P4">s<text:tab/>0<text:tab/>13<text:tab/>13<text:tab/>..<text:tab/>69<text:tab/>69<text:tab/><text:span text:style-name="T16">112</text:span></text:p>
      <text:p text:style-name="P4">md<text:tab/>0<text:tab/>1<text:tab/>1<text:tab/>..<text:tab/>2<text:tab/>2<text:tab/><text:span text:style-name="T16">3</text:span></text:p>
      <text:p text:style-name="P4">i<text:tab/>1<text:tab/>2<text:tab/>3<text:tab/>..<text:tab/>49<text:tab/>50<text:tab/><text:span text:style-name="T16">51</text:span></text:p>
      <text:p text:style-name="P4">vtr[]<text:tab/>13<text:tab/>9<text:tab/>56<text:tab/>..<text:tab/>7<text:tab/>43<text:tab/>-</text:p>
      <text:p text:style-name="P6"/>
      <text:p text:style-name="P46">//Calcula a media de numeros entre 10 e 200</text:p>
      <text:p text:style-name="P6"/>
      <text:p text:style-name="P7"><text:span text:style-name="T7">s<text:tab/></text:span>112<text:tab/>0</text:p>
      <text:p text:style-name="P7">md<text:tab/>3<text:tab/>37,3</text:p>
      <text:p text:style-name="P7"/>
      <text:p text:style-name="P46">//Soma dos numeros impares</text:p>
      <text:p text:style-name="P44"/>
      <text:p text:style-name="P7">s<text:tab/>0<text:tab/>13<text:tab/>22<text:tab/>..<text:tab/>22<text:tab/><text:span text:style-name="T18">29<text:tab/>72</text:span></text:p>
      <text:p text:style-name="P7">i<text:tab/>1<text:tab/>2<text:tab/>3<text:tab/>..<text:tab/>49<text:tab/>50<text:tab/><text:span text:style-name="T18">51</text:span></text:p>
      <text:p text:style-name="P5">vtr[]<text:tab/><text:span text:style-name="T17">13<text:tab/>9<text:tab/>56<text:tab/>..<text:tab/>7<text:tab/>43<text:tab/>-</text:span></text:p>
      <text:p text:style-name="P89"/>
      <text:p text:style-name="P59">Massa de dados</text:p>
      <text:p text:style-name="P59"/>
      <text:p text:style-name="P47">entrada:<text:tab/>13 – 9 – 56 – 7 - 43</text:p>
      <text:p text:style-name="P47">saida:<text:tab/>37,3 - <text:span text:style-name="T18">72</text:span></text:p>
      <text:p text:style-name="P4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Criar e coletar um vetor [100] inteiro e exibir:</text:p>
      <text:p text:style-name="P12">a. O maior e o menor valor,</text:p>
      <text:p text:style-name="P12">b. A média dos valores.</text:p>
      <text:p text:style-name="P12"/>
      <text:p text:style-name="P60">Pseudo-Código</text:p>
      <text:p text:style-name="P60"/>
      <text:p text:style-name="P12">algoritmo Vetor<text:span text:style-name="T4">2</text:span></text:p>
      <text:p text:style-name="P12">início</text:p>
      <text:p text:style-name="P13"><text:tab/>vtr = vetor [1..100] inteiros;</text:p>
      <text:p text:style-name="P12"><text:tab/>inteiro: i,s,MA,ME;</text:p>
      <text:p text:style-name="P12"><text:tab/>real: md;</text:p>
      <text:p text:style-name="P12"><text:tab/></text:p>
      <text:p text:style-name="P12"><text:tab/>MA <text:span text:style-name="T10">=</text:span> 0;</text:p>
      <text:p text:style-name="P12"><text:tab/>s <text:span text:style-name="T10">=</text:span> 0;</text:p>
      <text:p text:style-name="P12"/>
      <text:p text:style-name="P12"><text:tab/>para(i=1;i&lt;=100;i++)faça</text:p>
      <text:p text:style-name="P14"><text:tab/><text:tab/>leia: vtr[i];</text:p>
      <text:p text:style-name="P14"><text:tab/><text:tab/>s += vtr[i];</text:p>
      <text:p text:style-name="P12"><text:tab/>fimpara</text:p>
      <text:p text:style-name="P12"><text:tab/></text:p>
      <text:p text:style-name="P12"><text:tab/>md <text:span text:style-name="T10">=</text:span> i;</text:p>
      <text:p text:style-name="P12"><text:tab/>md <text:span text:style-name="T10">=</text:span> s / md; //média dos valores</text:p>
      <text:p text:style-name="P12"/>
      <text:p text:style-name="P12"><text:tab/>para(i=1;i&lt;=100;i++)faça</text:p>
      <text:p text:style-name="P12"><text:tab/><text:tab/>se(vtr[i] &gt; MA)</text:p>
      <text:p text:style-name="P12"><text:tab/><text:tab/>então</text:p>
      <text:p text:style-name="P12"><text:tab/><text:tab/><text:tab/>MA <text:span text:style-name="T10">=</text:span> vtr[i]; //define maior</text:p>
      <text:p text:style-name="P12"><text:tab/><text:tab/>fimse;</text:p>
      <text:p text:style-name="P12"><text:tab/>fimpara;</text:p>
      <text:p text:style-name="P12"/>
      <text:p text:style-name="P12"><text:tab/>ME <text:span text:style-name="T10">=</text:span> MA;</text:p>
      <text:p text:style-name="P12"/>
      <text:p text:style-name="P12"><text:tab/>para(i=1;i&lt;=100;i++)faça</text:p>
      <text:p text:style-name="P12"><text:tab/><text:tab/>se(vtr[i] &lt; ME)</text:p>
      <text:p text:style-name="P12"><text:tab/><text:tab/>então</text:p>
      <text:p text:style-name="P12"><text:tab/><text:tab/><text:tab/>ME <text:span text:style-name="T10">=</text:span> vtr[i]; //define menor</text:p>
      <text:p text:style-name="P12"><text:tab/><text:tab/>fimse;</text:p>
      <text:p text:style-name="P12"><text:tab/>fimpara;</text:p>
      <text:p text:style-name="P12"><text:tab/></text:p>
      <text:p text:style-name="P12"><text:tab/>escreva: MA;</text:p>
      <text:p text:style-name="P12"><text:tab/>escreva: ME;</text:p>
      <text:p text:style-name="P12"><text:tab/>escreva: md;</text:p>
      <text:p text:style-name="P12">fim</text:p>
      <text:p text:style-name="P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Teste de mesa</text:p>
      <text:p text:style-name="P57"/>
      <text:p text:style-name="P52">//<text:span text:style-name="T11">Valores coletados no vetor </text:span><text:span text:style-name="T8">vtr[], </text:span><text:span text:style-name="T9">soma de todos os valores alocado em </text:span><text:span text:style-name="T8">s.</text:span></text:p>
      <text:p text:style-name="P49">i<text:tab/>1<text:tab/>2 <text:tab/>3 <text:tab/>..<text:tab/>99<text:tab/>100</text:p>
      <text:p text:style-name="P15">vtr[]<text:tab/>12<text:tab/>345<text:tab/>2<text:tab/>..<text:tab/>76<text:tab/>36</text:p>
      <text:p text:style-name="P17">s<text:tab/>12<text:tab/>357<text:tab/>359<text:tab/>..<text:tab/>435<text:tab/>471</text:p>
      <text:p text:style-name="P18">md<text:tab/>0<text:tab/>0<text:tab/>0<text:tab/>..<text:tab/>0<text:tab/>0</text:p>
      <text:p text:style-name="P18"/>
      <text:p text:style-name="P19">//<text:span text:style-name="T11">Média dos valores.</text:span></text:p>
      <text:p text:style-name="P20">s<text:tab/>471<text:tab/></text:p>
      <text:p text:style-name="P18"><text:span text:style-name="T10">md<text:tab/></text:span>100<text:tab/>4,71<text:tab/></text:p>
      <text:p text:style-name="P15"/>
      <text:p text:style-name="P15">//<text:span text:style-name="T11">Maior malor</text:span></text:p>
      <text:p text:style-name="P50">i<text:tab/>1<text:tab/>2 <text:tab/>3 <text:tab/>..<text:tab/>99<text:tab/>100</text:p>
      <text:p text:style-name="P9">MA<text:tab/><text:span text:style-name="T1">12<text:tab/>345<text:tab/>345<text:tab/>..<text:tab/>345<text:tab/>345</text:span></text:p>
      <text:p text:style-name="P16"/>
      <text:p text:style-name="P16">//<text:span text:style-name="T11">Menor malor</text:span></text:p>
      <text:p text:style-name="P50">i<text:tab/>1<text:tab/>2 <text:tab/>3 <text:tab/>..<text:tab/>99<text:tab/>100</text:p>
      <text:p text:style-name="P9">M<text:span text:style-name="T1">E</text:span><text:tab/><text:span text:style-name="T1">345<text:tab/>12<text:tab/>2<text:tab/>..<text:tab/>2<text:tab/>2<text:tab/></text:span></text:p>
      <text:p text:style-name="P8"/>
      <text:p text:style-name="P61">Massa de dados</text:p>
      <text:p text:style-name="P8"/>
      <text:p text:style-name="P21"><text:span text:style-name="T19">e</text:span>ntrada:<text:tab/><text:span text:style-name="T2">12 - 345 - 2 .. 76 - 36</text:span></text:p>
      <text:p text:style-name="P21">saida:<text:tab/><text:span text:style-name="T1">345 – </text:span>2 - <text:span text:style-name="T2">4,71</text:span></text:p>
      <text:p text:style-name="P8"/>
      <text:p text:style-name="P8"/>
      <text:p text:style-name="P8"/>
      <text:p text:style-name="P8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3. Criar e coletar valores inteiros nos vetores VT1[3] e VT2[3].</text:p>
      <text:p text:style-name="P22">Concatenar esses valores em um 3o vetor (VT3[6]) e mostrar os seus dados.</text:p>
      <text:p text:style-name="P22">P. ex: VT1[1][2][3] VT2[4[5][6] VT3[1][2][3][4][5][6]</text:p>
      <text:p text:style-name="P22"/>
      <text:p text:style-name="P62">Pseudo-Código</text:p>
      <text:p text:style-name="P22"/>
      <text:p text:style-name="P22">algoritmo: VetorConcat</text:p>
      <text:p text:style-name="P22">início</text:p>
      <text:p text:style-name="P23"><text:tab/>vtrA = vetor [1..3] <text:span text:style-name="T19">de </text:span>inteiros; </text:p>
      <text:p text:style-name="P22"/>
      <text:p text:style-name="P23"><text:tab/>vtrB = vetor [4..6] <text:span text:style-name="T19">de </text:span>inteiros;</text:p>
      <text:p text:style-name="P22"><text:tab/></text:p>
      <text:p text:style-name="P23"><text:tab/>vtrC = vetor [1..6] <text:span text:style-name="T19">de </text:span>inteiros;</text:p>
      <text:p text:style-name="P22"/>
      <text:p text:style-name="P22"><text:tab/>para(i=1;i&lt;=6;i++)faça</text:p>
      <text:p text:style-name="P22"><text:tab/><text:tab/>se(i&lt;=3)</text:p>
      <text:p text:style-name="P22"><text:tab/><text:tab/>entao</text:p>
      <text:p text:style-name="P22"><text:tab/><text:tab/><text:tab/>leia: vtrA[i];</text:p>
      <text:p text:style-name="P22"><text:tab/><text:tab/>senão</text:p>
      <text:p text:style-name="P22"><text:tab/><text:tab/><text:tab/>leia: vtrB[i];</text:p>
      <text:p text:style-name="P22"><text:tab/><text:tab/>fimse;</text:p>
      <text:p text:style-name="P22"><text:tab/>fimpara</text:p>
      <text:p text:style-name="P22"/>
      <text:p text:style-name="P22"><text:tab/>para(i=1;i&lt;=6;i++)faça</text:p>
      <text:p text:style-name="P22"><text:tab/><text:tab/>se(i&lt;=3)</text:p>
      <text:p text:style-name="P22"><text:tab/><text:tab/>entao</text:p>
      <text:p text:style-name="P22"><text:tab/><text:tab/><text:tab/>vtrC[i] <text:span text:style-name="T10">=</text:span> vtrA[i];</text:p>
      <text:p text:style-name="P22"><text:tab/><text:tab/>senão</text:p>
      <text:p text:style-name="P22"><text:tab/><text:tab/><text:tab/>vtrC[i] <text:span text:style-name="T10">=</text:span> vtrB[i];</text:p>
      <text:p text:style-name="P22"><text:tab/><text:tab/>fimse;</text:p>
      <text:p text:style-name="P22"><text:tab/>fimpara</text:p>
      <text:p text:style-name="P22"><text:tab/></text:p>
      <text:p text:style-name="P22"><text:tab/>para(i=1;i&lt;=6;i++)faça</text:p>
      <text:p text:style-name="P22"><text:tab/><text:tab/>escreva: vtrC[i];</text:p>
      <text:p text:style-name="P22"><text:tab/>fimpara</text:p>
      <text:p text:style-name="P22">fim</text:p>
      <text:p text:style-name="P8"/>
      <text:p text:style-name="P58">Teste de mesa</text:p>
      <text:p text:style-name="P24"/>
      <text:p text:style-name="P24">i<text:tab/>1<text:tab/>2<text:tab/>3<text:tab/>4<text:tab/>5<text:tab/>6</text:p>
      <text:p text:style-name="P10">vtrA<text:tab/><text:span text:style-name="T3">1<text:tab/>2<text:tab/>3<text:tab/>-<text:tab/>-<text:tab/>-<text:tab/></text:span></text:p>
      <text:p text:style-name="P10">vtr<text:span text:style-name="T3">B<text:tab/>-<text:tab/>-<text:tab/>-<text:tab/>4<text:tab/>5<text:tab/>6<text:tab/><text:tab/><text:tab/></text:span></text:p>
      <text:p text:style-name="P53">vtr<text:span text:style-name="T3">C<text:tab/>-<text:tab/>-<text:tab/>-<text:tab/>-<text:tab/>-<text:tab/>-</text:span></text:p>
      <text:p text:style-name="P53"/>
      <text:p text:style-name="P54">i<text:tab/>1<text:tab/>2<text:tab/>3<text:tab/>4<text:tab/>5<text:tab/>6</text:p>
      <text:p text:style-name="P53">vtr<text:span text:style-name="T3">C<text:tab/>1<text:tab/>2<text:tab/>3<text:tab/>4<text:tab/>5<text:tab/>6</text:span></text:p>
      <text:p text:style-name="P8"/>
      <text:p text:style-name="P54"/>
      <text:p text:style-name="P63">Massa de dados</text:p>
      <text:p text:style-name="P63"/>
      <text:p text:style-name="P51">entrada:<text:tab/>1 - 2 - 3 - 4 - 5 - 6</text:p>
      <text:p text:style-name="P51">saida:<text:tab/>1 - 2 - 3 - 4 - 5 - 6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4. Criar e coletar em um vetor [30] real e calcular e exibir:</text:p>
      <text:p text:style-name="P25">a. A média do grupo;</text:p>
      <text:p text:style-name="P25">b. A quantidade de notas acima do grupo;</text:p>
      <text:p text:style-name="P25">c. As posições dos valores abaixo da média do grupo.</text:p>
      <text:p text:style-name="P25"/>
      <text:p text:style-name="P64">Pseudo-Código</text:p>
      <text:p text:style-name="P64"/>
      <text:p text:style-name="P25">algoritmo: VetorMedia</text:p>
      <text:p text:style-name="P25">início</text:p>
      <text:p text:style-name="P26"><text:tab/>vtr = vetor [<text:span text:style-name="T20">3</text:span>0] <text:span text:style-name="T20">de </text:span>reais;</text:p>
      <text:p text:style-name="P26"><text:tab/>vtrPosicoes <text:span text:style-name="T20">= </text:span>vetor [30] <text:span text:style-name="T20">de </text:span>reais;</text:p>
      <text:p text:style-name="P25"><text:tab/>real: s,md;</text:p>
      <text:p text:style-name="P25"><text:tab/>inteiro: i,j,nAcima;</text:p>
      <text:p text:style-name="P25"><text:tab/></text:p>
      <text:p text:style-name="P25"><text:tab/>s <text:span text:style-name="T28">=</text:span> 0;</text:p>
      <text:p text:style-name="P25"><text:tab/><text:span text:style-name="T28">md = 0</text:span></text:p>
      <text:p text:style-name="P25"><text:tab/>nAcima <text:span text:style-name="T30">=</text:span> 0;</text:p>
      <text:p text:style-name="P25"><text:tab/><text:span text:style-name="T30">ps =</text:span> 1;</text:p>
      <text:p text:style-name="P25"><text:tab/></text:p>
      <text:p text:style-name="P25"><text:tab/>para(i=1;i&lt;=30;i++)faça</text:p>
      <text:p text:style-name="P25"><text:tab/><text:tab/>leia: vtr[i];</text:p>
      <text:p text:style-name="P25"><text:tab/><text:tab/>s <text:span text:style-name="T30">=</text:span> s + vtr[i];</text:p>
      <text:p text:style-name="P27"><text:tab/><text:tab/>md <text:span text:style-name="T28">+= 1</text:span>;</text:p>
      <text:p text:style-name="P25"><text:tab/>fimpara;</text:p>
      <text:p text:style-name="P25"><text:tab/></text:p>
      <text:p text:style-name="P25"><text:tab/>md <text:span text:style-name="T28">=</text:span> s / md;</text:p>
      <text:p text:style-name="P25"><text:tab/></text:p>
      <text:p text:style-name="P28"><text:tab/>//a. A média do grupo</text:p>
      <text:p text:style-name="P25"><text:tab/>escreva: md;</text:p>
      <text:p text:style-name="P25"><text:tab/></text:p>
      <text:p text:style-name="P25"><text:tab/>para(i=1;i&lt;=30;i++)faça</text:p>
      <text:p text:style-name="P25"><text:tab/><text:tab/>se(vtr[i] &gt; md)</text:p>
      <text:p text:style-name="P25"><text:tab/><text:tab/>então</text:p>
      <text:p text:style-name="P25"><text:tab/><text:tab/><text:tab/>nAcima += 1;</text:p>
      <text:p text:style-name="P25"><text:tab/><text:tab/>fimse;</text:p>
      <text:p text:style-name="P25"><text:tab/>fimpara;</text:p>
      <text:p text:style-name="P25"><text:tab/></text:p>
      <text:p text:style-name="P28"><text:tab/>//A quantidade de notas acima do grupo</text:p>
      <text:p text:style-name="P25"><text:tab/>escreva: nAcima;</text:p>
      <text:p text:style-name="P25"><text:tab/></text:p>
      <text:p text:style-name="P25"><text:tab/>para(i=1;i&lt;=30;i++)faça</text:p>
      <text:p text:style-name="P25"><text:tab/><text:tab/>se(vtr[i] &lt; md)</text:p>
      <text:p text:style-name="P25"><text:tab/><text:tab/>então</text:p>
      <text:p text:style-name="P25"><text:tab/><text:tab/><text:tab/>vtrPosicoes[<text:span text:style-name="T31">ps</text:span>] <text:span text:style-name="T26">= </text:span>i;</text:p>
      <text:p text:style-name="P25"><text:tab/><text:tab/><text:tab/><text:span text:style-name="T30">ps</text:span> += 1;</text:p>
      <text:p text:style-name="P25"><text:tab/><text:tab/>fimse;<text:tab/></text:p>
      <text:p text:style-name="P25"><text:tab/>fimpara;</text:p>
      <text:p text:style-name="P25"/>
      <text:p text:style-name="P25"><text:tab/>para(i=1;i&lt;=j;i++)faça</text:p>
      <text:p text:style-name="P28"><text:tab/><text:tab/> //As posições dos valores abaixo da média do grupo.</text:p>
      <text:p text:style-name="P25"><text:tab/><text:tab/> escreva: vtrPosicoes[i];</text:p>
      <text:p text:style-name="P25"><text:tab/>fimpara;</text:p>
      <text:p text:style-name="P76">fim</text:p>
      <text:p text:style-name="P25"/>
      <text:p text:style-name="P25"/>
      <text:p text:style-name="P25"/>
      <text:p text:style-name="P25"/>
      <text:p text:style-name="P31"/>
      <text:p text:style-name="P31"/>
      <text:p text:style-name="P31"/>
      <text:p text:style-name="P89"><text:soft-page-break/>Teste de mesa</text:p>
      <text:p text:style-name="P90"/>
      <text:p text:style-name="P71">//<text:span text:style-name="T32">Coleta valores no vetor vtr[] calcula total e aloca na variavel “s” </text:span><text:span text:style-name="T33">e registra a </text:span><text:span text:style-name="T34">quantidade total de valores</text:span><text:span text:style-name="T33"> </text:span><text:span text:style-name="T34">e aloca em </text:span><text:span text:style-name="T33">“md”, para calcular a media.</text:span></text:p>
      <text:p text:style-name="P31">s<text:tab/><text:tab/>0<text:tab/>34<text:span text:style-name="T27"><text:tab/>39<text:tab/>..<text:tab/>117<text:tab/>200<text:tab/>210</text:span></text:p>
      <text:p text:style-name="P32">md<text:tab/><text:tab/>0<text:tab/>1<text:tab/>2<text:tab/>..<text:tab/>29<text:tab/>30<text:tab/>30</text:p>
      <text:p text:style-name="P31">i<text:tab/><text:tab/>1<text:tab/><text:span text:style-name="T26">2<text:tab/>3<text:tab/>..<text:tab/>29<text:tab/>30<text:tab/>31<text:tab/></text:span></text:p>
      <text:p text:style-name="P29">vtr[]<text:tab/><text:tab/><text:span text:style-name="T25">34<text:tab/>5<text:tab/>78<text:tab/>..<text:tab/>83<text:tab/>10<text:tab/>-</text:span></text:p>
      <text:p text:style-name="P29"/>
      <text:p text:style-name="P32">// <text:span text:style-name="T27">A média do grupo;</text:span></text:p>
      <text:p text:style-name="P69">md <text:tab/><text:tab/>30<text:tab/>7</text:p>
      <text:p text:style-name="P70">s<text:tab/><text:tab/>210<text:tab/>210<text:tab/><text:tab/></text:p>
      <text:p text:style-name="P11"/>
      <text:p text:style-name="P11">//<text:span text:style-name="T27">A quantidade de notas acima do grupo</text:span></text:p>
      <text:p text:style-name="P30">nAcima<text:tab/><text:span text:style-name="T29">0<text:tab/>1<text:tab/>1<text:tab/>..<text:tab/>2<text:tab/>3<text:tab/>4</text:span></text:p>
      <text:p text:style-name="P33">i<text:tab/><text:tab/>1<text:tab/>2<text:tab/>3<text:tab/>..<text:tab/>29<text:tab/>30<text:tab/>31</text:p>
      <text:p text:style-name="P30">vtr[]<text:tab/><text:tab/><text:span text:style-name="T29">34<text:tab/>5<text:tab/>78<text:tab/>..<text:tab/>83<text:tab/>10<text:tab/>-</text:span></text:p>
      <text:p text:style-name="P30"/>
      <text:p text:style-name="P77">//<text:span text:style-name="T27">As posições dos valores abaixo da média do grupo.</text:span></text:p>
      <text:p text:style-name="P72">ps<text:tab/><text:tab/><text:tab/>1<text:tab/><text:span text:style-name="T31">1<text:tab/>2<text:tab/>..<text:tab/>2<text:tab/>2<text:tab/>2</text:span></text:p>
      <text:p text:style-name="P72">i<text:tab/><text:tab/><text:tab/>1<text:tab/><text:span text:style-name="T31">2<text:tab/>3<text:tab/>..<text:tab/>29<text:tab/>30<text:tab/>31</text:span></text:p>
      <text:p text:style-name="P76">vtr[]<text:tab/><text:tab/><text:tab/><text:span text:style-name="T32">34</text:span><text:tab/><text:span text:style-name="T32">5<text:tab/>78<text:tab/>..<text:tab/>83<text:tab/>10<text:tab/>-</text:span></text:p>
      <text:p text:style-name="P76">vtrPosicoes[]<text:tab/>-<text:span text:style-name="T32"><text:tab/>2<text:tab/>-<text:tab/>..<text:tab/>-<text:tab/>-<text:tab/>-</text:span></text:p>
      <text:p text:style-name="P76"/>
      <text:p text:style-name="P77">//<text:span text:style-name="T32">Laço de repetição para exibir as posções.</text:span></text:p>
      <text:p text:style-name="P79">i<text:tab/><text:tab/><text:tab/>1<text:tab/>2<text:tab/>3<text:tab/></text:p>
      <text:p text:style-name="P76">vtrPosicoes[]<text:tab/>-<text:tab/><text:span text:style-name="T32">2<text:tab/>-</text:span><text:tab/></text:p>
      <text:p text:style-name="P8"/>
      <text:p text:style-name="P90">Massa de dados</text:p>
      <text:p text:style-name="P87">entrada:<text:tab/>24 – 5 – 78 .. 83 - 10</text:p>
      <text:p text:style-name="P87">saida:<text:tab/>7 – 4 – 2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>5. Criar e coletar em um vetor [20] inteiro. Calcule e exiba, segundo:</text:p>
      <text:p text:style-name="P34"><text:tab/><text:tab/><text:tab/><text:tab/><text:tab/></text:p>
      <text:p text:style-name="P34">10</text:p>
      <text:p text:style-name="P34">∑ (A [<text:span text:style-name="T23">i</text:span>] – A [21–<text:span text:style-name="T23">i</text:span>] )</text:p>
      <text:p text:style-name="P34">i = 1</text:p>
      <text:p text:style-name="P34"/>
      <text:p text:style-name="P65">Pseudo-Código</text:p>
      <text:p text:style-name="P34"/>
      <text:p text:style-name="P34">algoritmo: <text:span text:style-name="T21">Soma20</text:span></text:p>
      <text:p text:style-name="P34"/>
      <text:p text:style-name="P34">inicio</text:p>
      <text:p text:style-name="P35"><text:tab/>vtr = <text:s/>vetor [20] de inteiros;</text:p>
      <text:p text:style-name="P34"><text:tab/>inteiro: i;</text:p>
      <text:p text:style-name="P34"/>
      <text:p text:style-name="P34"><text:tab/>j <text:span text:style-name="T35">=</text:span> 21;</text:p>
      <text:p text:style-name="P34"><text:tab/><text:span text:style-name="T41">s = 0;</text:span></text:p>
      <text:p text:style-name="P34"><text:tab/></text:p>
      <text:p text:style-name="P34"><text:tab/>para(i=1;i&lt;=20;i++)faça</text:p>
      <text:p text:style-name="P36"><text:tab/><text:tab/>//<text:span text:style-name="T24">C</text:span>oleta valores int no vetor <text:s/>vtr[]</text:p>
      <text:p text:style-name="P34"><text:tab/><text:tab/>leia: vtr[i];<text:tab/></text:p>
      <text:p text:style-name="P34"><text:tab/>fimpara;</text:p>
      <text:p text:style-name="P34"/>
      <text:p text:style-name="P34"><text:tab/>para(i=1;i&lt;=10;i++)faça</text:p>
      <text:p text:style-name="P34"><text:tab/><text:tab/>s <text:span text:style-name="T35">=</text:span> s + (vtr[i] - vtr[j-i]);</text:p>
      <text:p text:style-name="P34"><text:tab/>fimpara;</text:p>
      <text:p text:style-name="P34"><text:tab/></text:p>
      <text:p text:style-name="P34"><text:tab/>escreva: s;</text:p>
      <text:p text:style-name="P34">fim</text:p>
      <text:p text:style-name="P80"/>
      <text:p text:style-name="P89">Teste de mesa</text:p>
      <text:p text:style-name="P80"/>
      <text:p text:style-name="P81">i<text:tab/>1 <text:s/><text:span text:style-name="T37">2 <text:s/>3 <text:s/>4 <text:s/>5 <text:s/>6 <text:s/>7 <text:s/>8 <text:s/>9 <text:s/>10 <text:s/>11 <text:s/>12 <text:s/>13 <text:s/>14 <text:s/>15 <text:s/>16 <text:s/>17 <text:s/>18 <text:s/>19 <text:s/>20</text:span></text:p>
      <text:p text:style-name="P83">vtr[]<text:tab/><text:span text:style-name="T38">5 <text:s/>10 4 <text:s/>20 2 <text:s/>62 4 <text:s/>8 <text:s/>6 <text:s/>9 <text:s text:c="2"/>6 <text:s text:c="2"/>5 <text:s text:c="2"/>6 <text:s text:c="2"/>3 <text:s text:c="2"/>51 <text:s/>1 <text:s text:c="2"/>6 <text:s text:c="2"/>1 <text:s text:c="2"/>5 <text:s text:c="2"/>3 <text:s/></text:span></text:p>
      <text:p text:style-name="P34"/>
      <text:p text:style-name="P34"/>
      <text:p text:style-name="P82"><text:span text:style-name="T40">vtr[</text:span>i<text:span text:style-name="T39">]<text:tab/></text:span>1<text:tab/><text:span text:style-name="T37">2<text:tab/>3<text:tab/>4<text:tab/>5<text:tab/>6<text:tab/>7<text:tab/>8<text:tab/>9<text:tab/>10<text:tab/></text:span></text:p>
      <text:p text:style-name="P86"><text:span text:style-name="T40">vtr[</text:span>j]<text:tab/>20<text:tab/>19<text:tab/>18<text:tab/>17<text:tab/>16<text:tab/>15<text:tab/>14<text:tab/>13<text:tab/>12<text:tab/><text:span text:style-name="T41">11</text:span></text:p>
      <text:p text:style-name="P86">s<text:tab/><text:tab/><text:span text:style-name="T41">2<text:tab/>7<text:tab/>10<text:tab/>24</text:span><text:tab/><text:span text:style-name="T41">25</text:span><text:tab/><text:span text:style-name="T41">36<text:tab/>37<text:tab/>39<text:tab/>40<text:tab/>43 </text:span></text:p>
      <text:p text:style-name="P89"/>
      <text:p text:style-name="P90">Massa de dados</text:p>
      <text:p text:style-name="P88"/>
      <text:p text:style-name="P88">entrada:<text:tab/><text:span text:style-name="T36">1 <text:s/>2 <text:s/>.. <text:s/>19 <text:s/>20</text:span></text:p>
      <text:p text:style-name="P87">saida:<text:tab/>43</text:p>
      <text:p text:style-name="P87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7">6. Criar e coletar em um vetor [20] com números aleatórios. Classificar este vetor em ordem crescente e mostre os dados.</text:p>
      <text:p text:style-name="P37"/>
      <text:p text:style-name="P66">Pseudo-Código</text:p>
      <text:p text:style-name="P37"/>
      <text:p text:style-name="P37">algoritmo: Vetor<text:span text:style-name="T21">Ord</text:span></text:p>
      <text:p text:style-name="P37">inicio</text:p>
      <text:p text:style-name="P38"><text:tab/>vtr = <text:s/>vetor [1..20] inteiro;</text:p>
      <text:p text:style-name="P37"><text:tab/>inteiro: i,j,aux;</text:p>
      <text:p text:style-name="P37"><text:tab/></text:p>
      <text:p text:style-name="P37"><text:tab/>aux ← 0;</text:p>
      <text:p text:style-name="P37"><text:tab/></text:p>
      <text:p text:style-name="P37"><text:tab/>para(i=1;i&lt;=20;i++)faça</text:p>
      <text:p text:style-name="P37"><text:tab/><text:tab/>vtr[i] ← random();</text:p>
      <text:p text:style-name="P37"><text:tab/>fimpara;</text:p>
      <text:p text:style-name="P37"><text:s text:c="2"/></text:p>
      <text:p text:style-name="P37"><text:s text:c="2"/><text:tab/>para(i=1;i&lt;=20;i++)faça</text:p>
      <text:p text:style-name="P37"><text:tab/><text:tab/>escreva = vtr[i];</text:p>
      <text:p text:style-name="P37"><text:tab/>fimpara; </text:p>
      <text:p text:style-name="P37"><text:tab/></text:p>
      <text:p text:style-name="P37"><text:tab/>para(i=2;i&lt;=20;i++)faça</text:p>
      <text:p text:style-name="P37"><text:tab/><text:tab/>para(j=20;j&gt;=1;j--)faça</text:p>
      <text:p text:style-name="P37"><text:tab/><text:tab/><text:tab/>se(vtr[j-1] &gt; vtr[j])</text:p>
      <text:p text:style-name="P37"><text:tab/><text:tab/><text:tab/>então</text:p>
      <text:p text:style-name="P37"><text:tab/><text:tab/><text:tab/><text:tab/>aux = vtr[j-1];</text:p>
      <text:p text:style-name="P37"><text:tab/><text:tab/><text:tab/><text:tab/>vtr[j-1] = v[j];</text:p>
      <text:p text:style-name="P37"><text:tab/><text:tab/><text:tab/><text:tab/>vtr[j] = aux;</text:p>
      <text:p text:style-name="P37"><text:tab/><text:tab/><text:tab/>fimse;</text:p>
      <text:p text:style-name="P37"><text:tab/><text:tab/>fimpara;</text:p>
      <text:p text:style-name="P37"><text:tab/>fimpara;</text:p>
      <text:p text:style-name="P37"/>
      <text:p text:style-name="P37"><text:tab/>para(i=1;i&lt;20;i++)faça</text:p>
      <text:p text:style-name="P37"><text:tab/><text:tab/>escreva: vtr[i];</text:p>
      <text:p text:style-name="P37"><text:tab/>fimpara;</text:p>
      <text:p text:style-name="P37"><text:tab/></text:p>
      <text:p text:style-name="P68"><text:span text:style-name="T6"><text:tab/></text:span><text:span text:style-name="T5">escreva: </text:span><text:span text:style-name="T6">Fbusca(</text:span><text:span text:style-name="T5">);</text:span></text:p>
      <text:p text:style-name="P37">fim</text:p>
      <text:p text:style-name="P37"/>
      <text:p text:style-name="P89">Teste de mesa</text:p>
      <text:p text:style-name="P90">Massa de dado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7. A partir do exercício 6 (vetor classificado) solicitar um valor qualquer e verificar a sua existência no vetor (utilizar pesquisa binária).</text:p>
      <text:p text:style-name="P37"/>
      <text:p text:style-name="P37">Pseudo-Código</text:p>
      <text:p text:style-name="P37">Algoritmo: Fbusca(inteiro vrt[]) inteiro</text:p>
      <text:p text:style-name="P37">inicio</text:p>
      <text:p text:style-name="P37"><text:tab/>inteiro: inicial, meio, final, busca;</text:p>
      <text:p text:style-name="P37"><text:tab/>boolean<text:span text:style-name="T22">o</text:span>: nroLocalizado;</text:p>
      <text:p text:style-name="P37"><text:tab/></text:p>
      <text:p text:style-name="P37"><text:tab/>inicial ← 1;</text:p>
      <text:p text:style-name="P37"><text:tab/>final ← 20;</text:p>
      <text:p text:style-name="P37"><text:tab/>nroLocalizado ← Falso;</text:p>
      <text:p text:style-name="P37"/>
      <text:p text:style-name="P37"><text:tab/>enquanto ((inicial &lt;= final) e não nroLocalizado)faça</text:p>
      <text:p text:style-name="P37"><text:tab/><text:tab/>meio ← (inicial + final) / 2;</text:p>
      <text:p text:style-name="P37"><text:tab/><text:tab/>se(vrtB[meio] = busca)</text:p>
      <text:p text:style-name="P37"><text:tab/><text:tab/>então</text:p>
      <text:p text:style-name="P37"><text:tab/><text:tab/><text:tab/> nroLocalizado ← Verdadeiro;</text:p>
      <text:p text:style-name="P37"><text:tab/><text:tab/>fimse;</text:p>
      <text:p text:style-name="P37"><text:tab/><text:tab/>se(vrtB[meio] &gt; busca)</text:p>
      <text:p text:style-name="P37"><text:tab/><text:tab/>então</text:p>
      <text:p text:style-name="P37"><text:tab/><text:tab/><text:tab/>final ← meio – 1;</text:p>
      <text:p text:style-name="P37"><text:tab/><text:tab/>senão</text:p>
      <text:p text:style-name="P37"><text:tab/><text:tab/><text:tab/>inicial ← meio + 1;</text:p>
      <text:p text:style-name="P37"><text:tab/><text:tab/>fimse;</text:p>
      <text:p text:style-name="P37"><text:tab/>fimenquanto</text:p>
      <text:p text:style-name="P39"><text:s text:c="2"/><text:tab/></text:p>
      <text:p text:style-name="P39"><text:tab/>retorna: nroLocalizado;</text:p>
      <text:p text:style-name="P37">fim</text:p>
      <text:p text:style-name="P37"/>
      <text:p text:style-name="P89">Teste de mesa</text:p>
      <text:p text:style-name="P90">Massa de dados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8. Criar e carregar uma matriz [4][3] inteiro com quantidade de produtos vendidos em 4 semanas. Calcular e exibir:</text:p>
      <text:p text:style-name="P39">a. A quantidade de cada produto vendido no mês;</text:p>
      <text:p text:style-name="P39">b. A quantidade de produtos vendidos por semana;</text:p>
      <text:p text:style-name="P39">c. O total de produtos vendidos no mês.</text:p>
      <text:p text:style-name="P39"><text:s/></text:p>
      <text:p text:style-name="P67">Pseudo-Código</text:p>
      <text:p text:style-name="P67"/>
      <text:p text:style-name="P39">algoritmo: qtdProdutos</text:p>
      <text:p text:style-name="P39">início</text:p>
      <text:p text:style-name="P40"><text:tab/>mtz = <text:s/>matriz [4,3] de inteiros;</text:p>
      <text:p text:style-name="P39"><text:tab/></text:p>
      <text:p text:style-name="P39"><text:tab/>inteiro: i,j,s;</text:p>
      <text:p text:style-name="P39"><text:tab/></text:p>
      <text:p text:style-name="P39"><text:tab/>//Lê os valores de cada posição na Matri<text:span text:style-name="T14">z</text:span></text:p>
      <text:p text:style-name="P39"><text:s text:c="4"/><text:tab/>para(i=1;i&lt;=4;i++)faça</text:p>
      <text:p text:style-name="P39"><text:tab/><text:tab/>para(j=1;j&lt;=3;j++)faça</text:p>
      <text:p text:style-name="P39"><text:tab/><text:tab/><text:tab/>leia: mtz[i, j];</text:p>
      <text:p text:style-name="P39"><text:s text:c="12"/><text:tab/>fimpara;</text:p>
      <text:p text:style-name="P41"><text:s text:c="4"/><text:tab/>fimpara;</text:p>
      <text:p text:style-name="P41"><text:tab/></text:p>
      <text:p text:style-name="P41"><text:tab/>//a. A quantidade de cada produto vendido no mês;</text:p>
      <text:p text:style-name="P41"><text:tab/>para(i=1;i&lt;=3;i++)faç<text:span text:style-name="T22">a</text:span></text:p>
      <text:p text:style-name="P41"><text:tab/><text:tab/>para(j=1;j&lt;=4;j++)faça</text:p>
      <text:p text:style-name="P39"><text:tab/><text:tab/><text:tab/>s += mtz[j, i];</text:p>
      <text:p text:style-name="P39"><text:tab/><text:tab/>fimpara;</text:p>
      <text:p text:style-name="P39"><text:tab/><text:tab/>escreva: s;</text:p>
      <text:p text:style-name="P39"><text:tab/><text:tab/>s = 0;</text:p>
      <text:p text:style-name="P39"><text:tab/>fimpara;</text:p>
      <text:p text:style-name="P39"><text:s text:c="6"/></text:p>
      <text:p text:style-name="P39"><text:tab/>//b. A quantidade de produtos vendidos por semana;</text:p>
      <text:p text:style-name="P39"><text:tab/>para(i=1;i&lt;=4;i++)faça</text:p>
      <text:p text:style-name="P39"><text:tab/><text:tab/>para(j=1;j&lt;=3;j++)faça</text:p>
      <text:p text:style-name="P39"><text:tab/><text:tab/><text:tab/>s += mtz[i,j];</text:p>
      <text:p text:style-name="P39"><text:tab/><text:tab/>fimpara;</text:p>
      <text:p text:style-name="P39"><text:tab/><text:tab/>escreva: s;</text:p>
      <text:p text:style-name="P39"><text:tab/><text:tab/>s = 0;</text:p>
      <text:p text:style-name="P39"><text:tab/>fimpara;</text:p>
      <text:p text:style-name="P39"><text:s text:c="6"/></text:p>
      <text:p text:style-name="P39"><text:tab/>//c. O total de produtos vendidos no mês.</text:p>
      <text:p text:style-name="P39"><text:tab/>para(i=1;i&lt;=4;i++)faça</text:p>
      <text:p text:style-name="P39"><text:tab/><text:tab/>para(j=1;j&lt;=3;j++)faça</text:p>
      <text:p text:style-name="P39"><text:tab/><text:tab/><text:tab/>s += mtz[i,j];</text:p>
      <text:p text:style-name="P39"><text:tab/><text:tab/>fimpara;</text:p>
      <text:p text:style-name="P39"><text:tab/>fimpara;</text:p>
      <text:p text:style-name="P39"><text:tab/>escreva: s;</text:p>
      <text:p text:style-name="P39"><text:tab/>s = 0;</text:p>
      <text:p text:style-name="P39">fim</text:p>
      <text:p text:style-name="P39"/>
      <text:p text:style-name="P89">Teste de mesa</text:p>
      <text:p text:style-name="P90">Massa de dado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9. Criar e carregar uma matriz [4][4] com valores aleatórios, sendo que a</text:p>
      <text:p text:style-name="P39">diagonal principal terá seus dados carregados no programa segundo:</text:p>
      <text:p text:style-name="P39">1</text:p>
      <text:p text:style-name="P39"><text:s text:c="2"/>4</text:p>
      <text:p text:style-name="P39"><text:s text:c="4"/>16</text:p>
      <text:p text:style-name="P39"><text:s text:c="6"/>64</text:p>
      <text:p text:style-name="P39"/>
      <text:p text:style-name="P67">Pseudo-Código</text:p>
      <text:p text:style-name="P39"/>
      <text:p text:style-name="P39">algoritmo: qtdProdutos</text:p>
      <text:p text:style-name="P39">início</text:p>
      <text:p text:style-name="P42"><text:tab/>mtz = <text:s/>matriz [1..4, 1..4] de inteiros;</text:p>
      <text:p text:style-name="P39"><text:tab/>inteiro: i,j;</text:p>
      <text:p text:style-name="P39"><text:tab/></text:p>
      <text:p text:style-name="P39"><text:tab/>i = 1;</text:p>
      <text:p text:style-name="P39"><text:tab/>j = 1;</text:p>
      <text:p text:style-name="P39"><text:tab/>aux = 1;</text:p>
      <text:p text:style-name="P39"><text:tab/></text:p>
      <text:p text:style-name="P39"><text:tab/>mtz[i, j] = aux;</text:p>
      <text:p text:style-name="P39"/>
      <text:p text:style-name="P39"><text:tab/>para(i=1;i&lt;=4;i++)faça</text:p>
      <text:p text:style-name="P39"><text:tab/><text:tab/>para(j=2;j&lt;=4;j++)faça</text:p>
      <text:p text:style-name="P39"><text:tab/><text:tab/><text:tab/>se(i == j)</text:p>
      <text:p text:style-name="P39"><text:tab/><text:tab/><text:tab/>entao</text:p>
      <text:p text:style-name="P39"><text:tab/><text:tab/><text:tab/><text:tab/>aux *= 4;</text:p>
      <text:p text:style-name="P39"><text:tab/><text:tab/><text:tab/><text:tab/>mtz[i, j] = aux;</text:p>
      <text:p text:style-name="P39"><text:tab/><text:tab/><text:tab/>senao</text:p>
      <text:p text:style-name="P39"><text:tab/><text:tab/><text:tab/><text:tab/>mtz[i, j] = rand();</text:p>
      <text:p text:style-name="P39"><text:tab/><text:tab/><text:tab/>fimse;</text:p>
      <text:p text:style-name="P39"><text:tab/><text:tab/>fimpara;</text:p>
      <text:p text:style-name="P39"><text:tab/>fimpara;</text:p>
      <text:p text:style-name="P39"><text:s text:c="2"/></text:p>
      <text:p text:style-name="P39"><text:tab/>para(i=1;i&lt;=4;i++)faça</text:p>
      <text:p text:style-name="P39"><text:tab/><text:tab/>para(j=1;j&lt;=4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/>
      <text:p text:style-name="P89">Teste de mesa</text:p>
      <text:p text:style-name="P90">Massa de dado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10. Criar uma matriz [8][8] onde o programa irá carregar segundo:</text:p>
      <text:p text:style-name="P39"/>
      <text:p text:style-name="P39">casa <text:s text:c="3"/>1 <text:s text:c="2"/>2 <text:s text:c="2"/>3 <text:s text:c="2"/>4 <text:s text:c="2"/>.. <text:s/>*Exibir a soma </text:p>
      <text:p text:style-name="P39">valor <text:s text:c="2"/>1 <text:s text:c="2"/>2 <text:s text:c="2"/>4 <text:s text:c="2"/>8 <text:s text:c="2"/>.. <text:s text:c="2"/>dos valores</text:p>
      <text:p text:style-name="P39"/>
      <text:p text:style-name="P39">Pseudo-Código</text:p>
      <text:p text:style-name="P39">algoritmo: qtdProdutos</text:p>
      <text:p text:style-name="P39">início</text:p>
      <text:p text:style-name="P42"><text:tab/>mtz = <text:s/>matriz [1..8, 1..8] de inteiros;</text:p>
      <text:p text:style-name="P39"><text:tab/>inteiro: i,j;</text:p>
      <text:p text:style-name="P39"><text:tab/></text:p>
      <text:p text:style-name="P39"><text:tab/>aux = 1;</text:p>
      <text:p text:style-name="P39"><text:tab/>s = 1;</text:p>
      <text:p text:style-name="P39"><text:tab/></text:p>
      <text:p text:style-name="P39"><text:tab/>para(i=1;i&lt;=8;i++)faça</text:p>
      <text:p text:style-name="P39"><text:tab/><text:tab/>para(j=1;j&lt;=8;j++)faça</text:p>
      <text:p text:style-name="P39"><text:tab/><text:tab/><text:tab/>mtz[i, j] = aux;</text:p>
      <text:p text:style-name="P39"><text:tab/><text:tab/>fimpara;</text:p>
      <text:p text:style-name="P39"><text:tab/><text:tab/>aux *= 2;</text:p>
      <text:p text:style-name="P39"><text:tab/><text:tab/>s += aux;</text:p>
      <text:p text:style-name="P39"><text:tab/>fimpara;</text:p>
      <text:p text:style-name="P39"><text:s text:c="2"/></text:p>
      <text:p text:style-name="P39"><text:tab/>para(i=1;i&lt;=8;i++)faça</text:p>
      <text:p text:style-name="P39"><text:tab/><text:tab/>para(j=1;j&lt;=8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>fim</text:p>
      <text:p text:style-name="P39"/>
      <text:p text:style-name="P89">Teste de mesa</text:p>
      <text:p text:style-name="P90"/>
      <text:p text:style-name="P39">aux<text:tab/><text:tab/>1 <text:s/>2 <text:s/>4 <text:s/>8 <text:s/>16 32 64 <text:s/>128 ..</text:p>
      <text:p text:style-name="P39">s<text:tab/><text:tab/>1 <text:s/>3 <text:s/>7 <text:s/>15 31 63 127 255 ..</text:p>
      <text:p text:style-name="P39">i <text:tab/><text:tab/>1 <text:s/>1 <text:s/>1 <text:s/>1 <text:s/>1 <text:s/>1 <text:s/>1 <text:s text:c="2"/>1 <text:s text:c="2"/>..<text:tab/><text:tab/></text:p>
      <text:p text:style-name="P39">j <text:tab/><text:tab/>1 <text:s/>2 <text:s/>3 <text:s/>4 <text:s/>5 <text:s/>6 <text:s/>7 <text:s text:c="2"/>8 <text:s text:c="2"/>..</text:p>
      <text:p text:style-name="P39">mtz[i, j]<text:tab/>1 <text:s/>2 <text:s/>4 <text:s/>8 <text:s/>16 32 64 <text:s/>128 ..</text:p>
      <text:p text:style-name="P89"/>
      <text:p text:style-name="P90">Massa de dado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11. Criar uma matriz [8][8] inteiro e o programa irá carregar segundo:</text:p>
      <text:p text:style-name="P39"/>
      <text:p text:style-name="P39">1 1 1 1 1 1 1 1</text:p>
      <text:p text:style-name="P39">1 2 2 2 2 2 2 1</text:p>
      <text:p text:style-name="P39">1 2 3 3 3 3 2 1</text:p>
      <text:p text:style-name="P39">1 2 3 4 4 3 2 1</text:p>
      <text:p text:style-name="P39">1 2 3 4 4 3 2 1</text:p>
      <text:p text:style-name="P39">1 2 3 3 3 3 2 1</text:p>
      <text:p text:style-name="P39">1 2 2 2 2 2 2 1</text:p>
      <text:p text:style-name="P39">1 1 1 1 1 1 1 1</text:p>
      <text:p text:style-name="P39"/>
      <text:p text:style-name="P39">Pseudo-Código</text:p>
      <text:p text:style-name="P39">algoritmo: qtdProdutos</text:p>
      <text:p text:style-name="P39">início</text:p>
      <text:p text:style-name="P42"><text:tab/>mtz = <text:s/>matriz [1..8, 1..8] de inteiros;</text:p>
      <text:p text:style-name="P39"><text:tab/>inteiro: i,j;</text:p>
      <text:p text:style-name="P39"><text:tab/></text:p>
      <text:p text:style-name="P39"><text:tab/>para(i=1;i&lt;=8;i++)faça</text:p>
      <text:p text:style-name="P39"><text:tab/><text:tab/>para(j=1;j&lt;=8;j++)faça</text:p>
      <text:p text:style-name="P39"><text:tab/><text:tab/><text:tab/>se((i==1 ou i==8) ou (j==1 ou j==8))</text:p>
      <text:p text:style-name="P39"><text:tab/><text:tab/><text:tab/>entao</text:p>
      <text:p text:style-name="P39"><text:tab/><text:tab/><text:tab/><text:tab/>mtz[i, j] = 1;</text:p>
      <text:p text:style-name="P39"><text:tab/><text:tab/><text:tab/>senao</text:p>
      <text:p text:style-name="P39"><text:tab/><text:tab/><text:tab/><text:tab/>se((i==2 ou i==7) ou (j==2 ou j==7))</text:p>
      <text:p text:style-name="P39"><text:tab/><text:tab/><text:tab/><text:tab/>entao</text:p>
      <text:p text:style-name="P39"><text:tab/><text:tab/><text:tab/><text:tab/><text:tab/>mtz[i, j] = 2;</text:p>
      <text:p text:style-name="P39"><text:tab/><text:tab/><text:tab/><text:tab/>senao</text:p>
      <text:p text:style-name="P39"><text:tab/><text:tab/><text:tab/><text:tab/><text:tab/>se((i==3 ou i==6) ou (j==3 ou j==6))</text:p>
      <text:p text:style-name="P39"><text:tab/><text:tab/><text:tab/><text:tab/><text:tab/>entao</text:p>
      <text:p text:style-name="P39"><text:tab/><text:tab/><text:tab/><text:tab/><text:tab/><text:tab/>mtz[i, j] = 3;</text:p>
      <text:p text:style-name="P39"><text:tab/><text:tab/><text:tab/><text:tab/><text:tab/>senao</text:p>
      <text:p text:style-name="P39"><text:tab/><text:tab/><text:tab/><text:tab/><text:tab/><text:tab/>se((i==4 ou i==5) ou (j==4 ou j==5))</text:p>
      <text:p text:style-name="P39"><text:tab/><text:tab/><text:tab/><text:tab/><text:tab/><text:tab/><text:tab/>mtz[i, j] = 4;</text:p>
      <text:p text:style-name="P39"><text:tab/><text:tab/><text:tab/><text:tab/><text:tab/>fimse;</text:p>
      <text:p text:style-name="P39"><text:tab/><text:tab/><text:tab/><text:tab/>fimse;</text:p>
      <text:p text:style-name="P39"><text:tab/><text:tab/><text:tab/>fimse;</text:p>
      <text:p text:style-name="P39"><text:tab/><text:tab/>fimpara;</text:p>
      <text:p text:style-name="P39"><text:tab/>fimpara;</text:p>
      <text:p text:style-name="P39"><text:s text:c="2"/></text:p>
      <text:p text:style-name="P39"><text:tab/>para(i=1;i&lt;=8;i++)faça</text:p>
      <text:p text:style-name="P39"><text:tab/><text:tab/>para(j=1;j&lt;=8;j++)faça</text:p>
      <text:p text:style-name="P39"><text:tab/><text:tab/><text:tab/>escreva: mtz[i, j];</text:p>
      <text:p text:style-name="P39"><text:tab/><text:tab/>fimpara;</text:p>
      <text:p text:style-name="P39"><text:tab/>fimpara;</text:p>
      <text:p text:style-name="P39"/>
      <text:p text:style-name="P89">Teste de mesa</text:p>
      <text:p text:style-name="P90">Massa de dado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12. Carregar códigos das peças em um tabuleiro de xadres, onde:</text:p>
      <text:p text:style-name="P39">Código: 1 <text:s text:c="6"/>2 <text:s text:c="6"/>3 <text:s text:c="6"/>4 <text:s text:c="6"/>5 <text:s text:c="6"/>6 <text:s text:c="2"/>7</text:p>
      <text:p text:style-name="P39">Peças: <text:s/>Peão <text:s text:c="3"/>Torre <text:s text:c="2"/>Bispo <text:s text:c="2"/>Cavalo <text:s/>Rainha <text:s/>Rei Vazio</text:p>
      <text:p text:style-name="P39"/>
      <text:p text:style-name="P39">Calcular e mostrar a soma das peças do tabuleiro,</text:p>
      <text:p text:style-name="P39">Não pode utilizar Estrutura de Decisão e Escolha Caso na contagem das peças</text:p>
      <text:p text:style-name="P39"/>
      <text:p text:style-name="P39">Pseudo-Código</text:p>
      <text:p text:style-name="P39">algoritmo: carregaTabuleiro</text:p>
      <text:p text:style-name="P39">início</text:p>
      <text:p text:style-name="P40"><text:tab/>mtz = matriz [<text:span text:style-name="T13">8,8</text:span>] de inteiros;</text:p>
      <text:p text:style-name="P39"><text:tab/>inteiro: i,j;</text:p>
      <text:p text:style-name="P39"><text:tab/></text:p>
      <text:p text:style-name="P39"><text:tab/>para(i=1;i&lt;=8;i++)faça</text:p>
      <text:p text:style-name="P39"><text:tab/><text:tab/>para(j=1;j&lt;=8;j++)faça</text:p>
      <text:p text:style-name="P40"><text:tab/><text:tab/><text:tab/><text:span text:style-name="T12">mtz[i,j] = vtr[1];</text:span></text:p>
      <text:p text:style-name="P43"><text:tab/><text:tab/><text:tab/></text:p>
      <text:p text:style-name="P39"><text:tab/><text:tab/>fimpara;</text:p>
      <text:p text:style-name="P39"><text:tab/>fimpara;</text:p>
      <text:p text:style-name="P87">fim</text:p>
      <text:p text:style-name="P87"/>
      <text:p text:style-name="P89">Teste de mesa</text:p>
      <text:p text:style-name="P90">Massa de 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04:55:58.169533053</meta:creation-date>
    <dc:date>2017-11-13T01:37:37.338721005</dc:date>
    <meta:editing-duration>PT6H54M</meta:editing-duration>
    <meta:editing-cycles>54</meta:editing-cycles>
    <meta:generator>LibreOffice/5.1.6.2$Linux_X86_64 LibreOffice_project/10m0$Build-2</meta:generator>
    <meta:document-statistic meta:table-count="0" meta:image-count="0" meta:object-count="0" meta:page-count="15" meta:paragraph-count="496" meta:word-count="1784" meta:character-count="9600" meta:non-whitespace-character-count="7462"/>
  </office:meta>
</office:document-meta>
</file>